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Hyperlink" style:data-style-name="N0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Czcionka tekstu podstawowego" fo:font-size="11pt" fo:language="pl" fo:country="PL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zcionka tekstu podstawoweg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1">
          <table:table-cell table:style-name="ce1" office:value-type="string">
            <text:p><text:span text:style-name="T1"><text:a xlink:href="http://www.first.com/">first</text:a></text:span>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string">
            <text:p><text:span text:style-name="T1"><text:a xlink:href="http://www.second.com/">second</text:a></text:span></text:p>
          </table:table-cell>
          <table:table-cell table:style-name="ce3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number-columns-repeated="101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 table:style-name="ce5" office:value-type="string">
            <text:p><text:span text:style-name="T1"><text:a xlink:href="http://www.third.com/">third</text:a></text:span></text:p>
          </table:table-cell>
          <table:table-cell table:style-name="ce2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number-columns-repeated="1019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2" office:value-type="float" office:value="43">
            <text:p>43</text:p>
          </table:table-cell>
          <table:table-cell table:style-name="ce5" office:value-type="string">
            <text:p><text:span text:style-name="T1"><text:a xlink:href="http://www.fourth.com/">fourth</text:a></text:span></text:p>
          </table:table-cell>
          <table:table-cell table:style-name="ce4" office:value-type="float" office:value="45">
            <text:p>45</text:p>
          </table:table-cell>
          <table:table-cell table:number-columns-repeated="101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3">
            <text:p>53</text:p>
          </table:table-cell>
          <table:table-cell table:style-name="ce2" office:value-type="float" office:value="54">
            <text:p>54</text:p>
          </table:table-cell>
          <table:table-cell table:style-name="ce7" office:value-type="string">
            <text:p><text:span text:style-name="T1"><text:a xlink:href="http://www.fiveth.com/">fiveth</text:a></text:span></text:p>
          </table:table-cell>
          <table:table-cell table:number-columns-repeated="1019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1" table:number-columns-repeated="257" table:default-cell-style-name="Excel_20_Built-in_20_Normal"/>
        <table:table-column table:style-name="co1" table:number-columns-repeated="767" table:default-cell-style-name="Default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Czcionka tekstu podstawowego" svg:font-family="'Czcionka tekstu podstawowego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zcionka tekstu podstawoweg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3">23.05.2010</text:date>, <text:time>19:56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52113H31M44S</meta:editing-duration>
    <meta:document-statistic meta:table-count="3" meta:cell-count="25" meta:object-count="0"/>
    <meta:generator>OpenOffice.org/3.2$Linux OpenOffice.org_project/320m12$Build-9483</meta:generator>
  </office:meta>
</office:document-meta>
</file>